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688" officeooo:paragraph-rsid="000ae6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UmarMukthar.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6:41:21.640997165</meta:creation-date>
    <dc:date>2025-07-23T06:42:39.768244181</dc:date>
    <meta:editing-duration>PT1M23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24.2.7.2$Linux_X86_64 LibreOffice_project/420$Build-2</meta:generator>
  </office:meta>
</office:document-meta>
</file>